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dee6ef" draw:textarea-horizontal-align="justify" draw:textarea-vertical-align="middle" draw:auto-grow-height="false" fo:min-height="0.574cm" fo:min-width="3.32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780373" draw:marker-start-width="0.321cm" draw:marker-end-width="0.321cm" draw:fill-color="#e0c2cd" draw:textarea-horizontal-align="justify" draw:textarea-vertical-align="middle" draw:auto-grow-height="false" fo:min-height="0.574cm" fo:min-width="3.32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780373" draw:marker-start-width="0.321cm" draw:marker-end-width="0.321cm" draw:fill-color="#e0c2cd" draw:textarea-horizontal-align="justify" draw:textarea-vertical-align="middle" draw:auto-grow-height="false" fo:min-height="0.378cm" fo:min-width="3.12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-color="#dee6ef" draw:textarea-horizontal-align="justify" draw:textarea-vertical-align="middle" draw:auto-grow-height="false" fo:min-height="0.612cm" fo:min-width="3.36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draw:marker-start-width="0.321cm" draw:marker-end="Triangle" draw:marker-end-width="0.4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780373" draw:marker-start-width="0.321cm" draw:marker-end="Triangle" draw:marker-end-width="0.4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ot_20__28_Rounded_29_" svg:stroke-width="0.081cm" svg:stroke-color="#666666" draw:marker-start-width="0.321cm" draw:marker-end="Triangle" draw:marker-end-width="0.4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68253" draw:marker-start-width="0.321cm" draw:marker-end-width="0.321cm" draw:fill-color="#dee7e5" draw:textarea-horizontal-align="justify" draw:textarea-vertical-align="middle" draw:auto-grow-height="false" fo:min-height="0.612cm" fo:min-width="1.362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draw:stroke="dash" draw:stroke-dash="Dot_20__28_Rounded_29_" svg:stroke-width="0.081cm" svg:stroke-color="#168253" draw:marker-start-width="0.321cm" draw:marker-end="Triangle" draw:marker-end-width="0.4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Source Code Pro" fo:font-size="10pt"/>
    </style:style>
    <style:style style:name="P2" style:family="paragraph">
      <loext:graphic-properties draw:fill-color="#dee6ef"/>
      <style:paragraph-properties fo:text-align="center"/>
      <style:text-properties style:font-name="Source Code Pro" fo:font-size="10pt"/>
    </style:style>
    <style:style style:name="P3" style:family="paragraph">
      <loext:graphic-properties draw:fill-color="#e0c2cd"/>
      <style:paragraph-properties fo:text-align="center"/>
      <style:text-properties style:font-name="Source Code Pro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7e5"/>
      <style:paragraph-properties fo:text-align="center"/>
      <style:text-properties style:font-name="Source Code Pro" fo:font-size="10pt"/>
    </style:style>
    <style:style style:name="T1" style:family="text">
      <style:text-properties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cm" svg:x="7cm" svg:y="1cm">
          <text:p text:style-name="P1"><text:span text:style-name="T1">Initiate Upload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cm" svg:height="1cm" svg:x="7cm" svg:y="3cm">
          <text:p text:style-name="P1"><text:span text:style-name="T1">waitforchun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cm" svg:height="1cm" svg:x="12cm" svg:y="3cm">
          <text:p text:style-name="P1"><text:span text:style-name="T1">uploadfa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cm" svg:height="1cm" svg:x="7.001cm" svg:y="5.001cm">
          <text:p text:style-name="P1"><text:span text:style-name="T1">upload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cm" svg:height="1cm" svg:x="7.001cm" svg:y="7.001cm">
          <text:p text:style-name="P1"><text:span text:style-name="T1">Preprocess Uploaded File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4cm" svg:height="1cm" svg:x="7.001cm" svg:y="9.001cm">
          <text:p text:style-name="P1"><text:span text:style-name="T1">preprocessin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4cm" svg:height="1cm" svg:x="12.001cm" svg:y="9.001cm">
          <text:p text:style-name="P1"><text:span text:style-name="T1">invalidcont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cm" svg:height="1cm" svg:x="7.002cm" svg:y="11.002cm">
          <text:p text:style-name="P1"><text:span text:style-name="T1">readyforintegr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9cm" svg:y1="2cm" svg:x2="9cm" svg:y2="3cm" draw:start-shape="id1" draw:start-glue-point="2" draw:end-shape="id2" draw:end-glue-point="0" svg:d="M9000 2000v1000" svg:viewBox="0 0 1 1001">
          <text:p/>
        </draw:connector>
        <draw:connector draw:style-name="gr6" draw:text-style-name="P4" draw:layer="layout" draw:type="curve" svg:x1="9cm" svg:y1="4cm" svg:x2="9.001cm" svg:y2="5.001cm" draw:start-shape="id2" draw:start-glue-point="2" draw:end-shape="id3" draw:end-glue-point="0" svg:d="M9000 4000c0 751 1 251 1 1001" svg:viewBox="0 0 2 1002">
          <text:p/>
        </draw:connector>
        <draw:connector draw:style-name="gr6" draw:text-style-name="P4" draw:layer="layout" draw:type="curve" svg:x1="11cm" svg:y1="3.5cm" svg:x2="12cm" svg:y2="3.5cm" draw:start-shape="id2" draw:start-glue-point="1" draw:end-shape="id4" draw:end-glue-point="3" svg:d="M11000 3500h1000" svg:viewBox="0 0 1001 1">
          <text:p/>
        </draw:connector>
        <draw:connector draw:style-name="gr6" draw:text-style-name="P4" draw:layer="layout" draw:type="curve" svg:x1="9.001cm" svg:y1="6.001cm" svg:x2="9.001cm" svg:y2="7.001cm" draw:start-shape="id3" draw:start-glue-point="2" draw:end-shape="id5" draw:end-glue-point="0" svg:d="M9001 6001v1000" svg:viewBox="0 0 1 1001">
          <text:p/>
        </draw:connector>
        <draw:connector draw:style-name="gr6" draw:text-style-name="P4" draw:layer="layout" draw:type="curve" svg:x1="9cm" svg:y1="4cm" svg:x2="7cm" svg:y2="3.5cm" draw:start-shape="id2" draw:start-glue-point="2" draw:end-shape="id2" draw:end-glue-point="3" svg:d="M9000 4000c0 813-1271 678-1974 350s-837-850-26-850" svg:viewBox="0 0 2557 1108">
          <text:p/>
        </draw:connector>
        <draw:connector draw:style-name="gr5" draw:text-style-name="P4" draw:layer="layout" draw:type="curve" svg:x1="9.001cm" svg:y1="8.001cm" svg:x2="9.001cm" svg:y2="9.001cm" draw:start-shape="id5" draw:start-glue-point="2" draw:end-shape="id6" draw:end-glue-point="0" svg:d="M9001 8001v1000" svg:viewBox="0 0 1 1001">
          <text:p/>
        </draw:connector>
        <draw:connector draw:style-name="gr6" draw:text-style-name="P4" draw:layer="layout" draw:type="curve" svg:x1="11.001cm" svg:y1="9.501cm" svg:x2="12.001cm" svg:y2="9.501cm" draw:start-shape="id6" draw:start-glue-point="1" draw:end-shape="id7" draw:end-glue-point="3" svg:d="M11001 9501h1000" svg:viewBox="0 0 1001 1">
          <text:p/>
        </draw:connector>
        <draw:connector draw:style-name="gr6" draw:text-style-name="P4" draw:layer="layout" draw:type="curve" svg:x1="9.001cm" svg:y1="10.001cm" svg:x2="9.002cm" svg:y2="11.002cm" draw:start-shape="id6" draw:start-glue-point="2" draw:end-shape="id8" draw:end-glue-point="0" svg:d="M9001 10001c0 751 1 251 1 1001" svg:viewBox="0 0 2 1002">
          <text:p/>
        </draw:connector>
        <draw:custom-shape draw:style-name="gr4" draw:text-style-name="P2" xml:id="id9" draw:id="id9" draw:layer="layout" svg:width="4cm" svg:height="1cm" svg:x="13cm" svg:y="14cm">
          <text:p text:style-name="P1"><text:span text:style-name="T1">Integrate Uploaded Content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9.002cm" svg:y1="12.002cm" svg:x2="15cm" svg:y2="14cm" draw:start-shape="id8" draw:start-glue-point="2" draw:end-shape="id9" draw:end-glue-point="0" svg:d="M9002 12002c0 1500 5998 501 5998 1998" svg:viewBox="0 0 5999 1999">
          <text:p/>
        </draw:connector>
        <draw:custom-shape draw:style-name="gr3" draw:text-style-name="P3" xml:id="id10" draw:id="id10" draw:layer="layout" svg:width="4cm" svg:height="1cm" svg:x="13cm" svg:y="16cm">
          <text:p text:style-name="P1"><text:span text:style-name="T1">integratin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4cm" svg:height="1cm" svg:x="10cm" svg:y="19cm">
          <text:p text:style-name="P1"><text:span text:style-name="T1">readyforimpo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4cm" svg:height="1cm" svg:x="16cm" svg:y="19cm">
          <text:p text:style-name="P1"><text:span text:style-name="T1">startmusicimpo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15cm" svg:y1="15cm" svg:x2="15cm" svg:y2="16cm" draw:start-shape="id9" draw:start-glue-point="2" draw:end-shape="id10" draw:end-glue-point="0" svg:d="M15000 15000v1000" svg:viewBox="0 0 1 1001">
          <text:p/>
        </draw:connector>
        <draw:connector draw:style-name="gr6" draw:text-style-name="P4" draw:layer="layout" draw:type="curve" svg:x1="15cm" svg:y1="17cm" svg:x2="18cm" svg:y2="19cm" draw:start-shape="id10" draw:start-glue-point="2" draw:end-shape="id11" draw:end-glue-point="0" svg:d="M15000 17000c0 1501 3000 502 3000 2000" svg:viewBox="0 0 3001 2001">
          <text:p/>
        </draw:connector>
        <draw:connector draw:style-name="gr6" draw:text-style-name="P4" draw:layer="layout" draw:type="curve" svg:x1="15cm" svg:y1="17cm" svg:x2="12cm" svg:y2="19cm" draw:start-shape="id10" draw:start-glue-point="2" draw:end-shape="id12" draw:end-glue-point="0" svg:d="M15000 17000c0 1501-3000 502-3000 2000" svg:viewBox="0 0 3001 2001">
          <text:p/>
        </draw:connector>
        <draw:custom-shape draw:style-name="gr3" draw:text-style-name="P3" xml:id="id13" draw:id="id13" draw:layer="layout" svg:width="4cm" svg:height="1cm" svg:x="20cm" svg:y="17cm">
          <text:p text:style-name="P1"><text:span text:style-name="T1">integrationfa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4cm" svg:height="1cm" svg:x="20cm" svg:y="15cm">
          <text:p text:style-name="P1"><text:span text:style-name="T1">invalidcont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7cm" svg:y1="16.5cm" svg:x2="20cm" svg:y2="17.5cm" draw:start-shape="id10" draw:start-glue-point="1" draw:end-shape="id13" draw:end-glue-point="3" svg:d="M17000 16500c2251 0 752 1000 3000 1000" svg:viewBox="0 0 3001 1001">
          <text:p/>
        </draw:connector>
        <draw:connector draw:style-name="gr6" draw:text-style-name="P4" draw:layer="layout" draw:type="curve" svg:x1="17cm" svg:y1="16.5cm" svg:x2="20cm" svg:y2="15.5cm" draw:start-shape="id10" draw:start-glue-point="1" draw:end-shape="id14" draw:end-glue-point="3" svg:d="M17000 16500c2251 0 752-1000 3000-1000" svg:viewBox="0 0 3001 1001">
          <text:p/>
        </draw:connector>
        <draw:custom-shape draw:style-name="gr4" draw:text-style-name="P2" xml:id="id15" draw:id="id15" draw:layer="layout" svg:width="4cm" svg:height="1cm" svg:x="13cm" svg:y="22cm">
          <text:p text:style-name="P1"><text:span text:style-name="T1">Import Music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12cm" svg:y1="20cm" svg:x2="15cm" svg:y2="22cm" draw:start-shape="id12" draw:end-shape="id15" draw:end-glue-point="0" svg:d="M12000 20000c0 1501 3000 502 3000 2000" svg:viewBox="0 0 3001 2001">
          <text:p/>
        </draw:connector>
        <draw:connector draw:style-name="gr6" draw:text-style-name="P4" draw:layer="layout" draw:type="curve" svg:x1="18cm" svg:y1="20cm" svg:x2="15cm" svg:y2="22cm" draw:start-shape="id11" draw:start-glue-point="2" draw:end-shape="id15" draw:end-glue-point="0" svg:d="M18000 20000c0 1501-3000 502-3000 2000" svg:viewBox="0 0 3001 2001">
          <text:p/>
        </draw:connector>
        <draw:custom-shape draw:style-name="gr3" draw:text-style-name="P3" xml:id="id16" draw:id="id16" draw:layer="layout" svg:width="4cm" svg:height="1cm" svg:x="13cm" svg:y="24cm">
          <text:p text:style-name="P1"><text:span text:style-name="T1">importingmusi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15cm" svg:y1="23cm" svg:x2="15cm" svg:y2="24cm" draw:start-shape="id15" draw:start-glue-point="2" draw:end-shape="id16" draw:end-glue-point="0" svg:d="M15000 23000v1000" svg:viewBox="0 0 1 1001">
          <text:p/>
        </draw:connector>
        <draw:custom-shape draw:style-name="gr3" draw:text-style-name="P3" xml:id="id18" draw:id="id18" draw:layer="layout" svg:width="4cm" svg:height="1cm" svg:x="20cm" svg:y="25cm">
          <text:p text:style-name="P1"><text:span text:style-name="T1">importfa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4cm" svg:height="1cm" svg:x="20cm" svg:y="23cm">
          <text:p text:style-name="P1"><text:span text:style-name="T1">invalidcont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7cm" svg:y1="24.5cm" svg:x2="20cm" svg:y2="23.5cm" draw:start-shape="id16" draw:start-glue-point="1" draw:end-shape="id17" svg:d="M17000 24500c2251 0 752-1000 3000-1000" svg:viewBox="0 0 3001 1001">
          <text:p/>
        </draw:connector>
        <draw:connector draw:style-name="gr6" draw:text-style-name="P4" draw:layer="layout" draw:type="curve" svg:x1="17cm" svg:y1="24.5cm" svg:x2="20cm" svg:y2="25.5cm" draw:start-shape="id16" draw:start-glue-point="1" draw:end-shape="id18" draw:end-glue-point="3" svg:d="M17000 24500c2251 0 752 1000 3000 1000" svg:viewBox="0 0 3001 1001">
          <text:p/>
        </draw:connector>
        <draw:custom-shape draw:style-name="gr3" draw:text-style-name="P3" xml:id="id19" draw:id="id19" draw:layer="layout" svg:width="4cm" svg:height="1cm" svg:x="13cm" svg:y="26cm">
          <text:p text:style-name="P1"><text:span text:style-name="T1">startartworkimpo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4cm" svg:height="1cm" svg:x="13cm" svg:y="29cm">
          <text:p text:style-name="P1"><text:span text:style-name="T1">Import Artwork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5cm" svg:y1="25cm" svg:x2="15cm" svg:y2="26cm" draw:start-shape="id16" draw:start-glue-point="2" draw:end-shape="id19" draw:end-glue-point="0" svg:d="M15000 25000v1000" svg:viewBox="0 0 1 1001">
          <text:p/>
        </draw:connector>
        <draw:connector draw:style-name="gr6" draw:text-style-name="P4" draw:layer="layout" draw:type="curve" svg:x1="15cm" svg:y1="27cm" svg:x2="15cm" svg:y2="29cm" draw:start-shape="id19" draw:start-glue-point="2" draw:end-shape="id20" draw:end-glue-point="0" svg:d="M15000 27000v2000" svg:viewBox="0 0 1 2001">
          <text:p/>
        </draw:connector>
        <draw:connector draw:style-name="gr7" draw:text-style-name="P4" draw:layer="layout" draw:type="curve" svg:x1="9.002cm" svg:y1="12.002cm" svg:x2="9cm" svg:y2="29cm" draw:start-shape="id8" draw:start-glue-point="2" draw:end-shape="id21" draw:end-glue-point="0" svg:d="M9002 12002c0 12750-2 4251-2 16998" svg:viewBox="0 0 3 16999">
          <text:p/>
        </draw:connector>
        <draw:custom-shape draw:style-name="gr3" draw:text-style-name="P3" xml:id="id22" draw:id="id22" draw:layer="layout" svg:width="4cm" svg:height="1cm" svg:x="10cm" svg:y="32cm">
          <text:p text:style-name="P1"><text:span text:style-name="T1">importingartwor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layout" svg:width="4cm" svg:height="1cm" svg:x="19cm" svg:y="33cm">
          <text:p text:style-name="P1"><text:span text:style-name="T1">importfa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4cm" svg:height="1cm" svg:x="19cm" svg:y="31cm">
          <text:p text:style-name="P1"><text:span text:style-name="T1">invalidcont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4cm" svg:y1="32.5cm" svg:x2="19cm" svg:y2="31.5cm" draw:start-shape="id22" draw:start-glue-point="1" draw:end-shape="id23" draw:end-glue-point="3" svg:d="M14000 32500c3751 0 1252-1000 5000-1000" svg:viewBox="0 0 5001 1001">
          <text:p/>
        </draw:connector>
        <draw:connector draw:style-name="gr6" draw:text-style-name="P4" draw:layer="layout" draw:type="curve" svg:x1="14cm" svg:y1="32.5cm" svg:x2="19cm" svg:y2="33.5cm" draw:start-shape="id22" draw:start-glue-point="1" draw:end-shape="id24" draw:end-glue-point="3" svg:d="M14000 32500c3751 0 1252 1000 5000 1000" svg:viewBox="0 0 5001 1001">
          <text:p/>
        </draw:connector>
        <draw:connector draw:style-name="gr5" draw:text-style-name="P4" draw:layer="layout" draw:type="curve" svg:x1="15cm" svg:y1="30cm" svg:x2="12cm" svg:y2="32cm" draw:start-shape="id20" draw:end-shape="id22" draw:end-glue-point="0" svg:d="M15000 30000c0 1501-3000 502-3000 2000" svg:viewBox="0 0 3001 2001">
          <text:p/>
        </draw:connector>
        <draw:custom-shape draw:style-name="gr3" draw:text-style-name="P3" xml:id="id25" draw:id="id25" draw:layer="layout" svg:width="4cm" svg:height="1cm" svg:x="10cm" svg:y="34cm">
          <text:p text:style-name="P1"><text:span text:style-name="T1">import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2cm" svg:y1="33cm" svg:x2="12cm" svg:y2="34cm" draw:start-shape="id22" draw:start-glue-point="2" draw:end-shape="id25" draw:end-glue-point="0" svg:d="M12000 33000v1000" svg:viewBox="0 0 1 1001">
          <text:p/>
        </draw:connector>
        <draw:custom-shape draw:style-name="gr8" draw:text-style-name="P5" xml:id="id26" draw:id="id26" draw:layer="layout" svg:width="2cm" svg:height="1cm" svg:x="1cm" svg:y="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3cm" svg:y1="1.5cm" svg:x2="7cm" svg:y2="1.5cm" draw:start-shape="id26" draw:start-glue-point="1" draw:end-shape="id1" draw:end-glue-point="3" svg:d="M3000 1500h4000" svg:viewBox="0 0 4001 1">
          <text:p/>
        </draw:connector>
        <draw:custom-shape draw:style-name="gr8" draw:text-style-name="P5" xml:id="id27" draw:id="id27" draw:layer="layout" svg:width="2cm" svg:height="1cm" svg:x="1cm" svg:y="1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3cm" svg:y1="14.5cm" svg:x2="13cm" svg:y2="14.5cm" draw:start-shape="id27" draw:start-glue-point="1" draw:end-shape="id9" draw:end-glue-point="3" svg:d="M3000 14500h10000" svg:viewBox="0 0 10001 1">
          <text:p/>
        </draw:connector>
        <draw:custom-shape draw:style-name="gr8" draw:text-style-name="P5" xml:id="id28" draw:id="id28" draw:layer="layout" svg:width="2cm" svg:height="1cm" svg:x="1cm" svg:y="22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3cm" svg:y1="22.5cm" svg:x2="13cm" svg:y2="22.5cm" draw:start-shape="id28" draw:start-glue-point="1" draw:end-shape="id15" draw:end-glue-point="3" svg:d="M3000 22500h10000" svg:viewBox="0 0 10001 1">
          <text:p/>
        </draw:connector>
        <draw:custom-shape draw:style-name="gr8" draw:text-style-name="P5" xml:id="id29" draw:id="id29" draw:layer="layout" svg:width="2cm" svg:height="1cm" svg:x="1cm" svg:y="29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1" draw:id="id21" draw:layer="layout" svg:width="4cm" svg:height="1cm" svg:x="7cm" svg:y="29cm">
          <text:p text:style-name="P1"><text:span text:style-name="T1">Import Artwork From Upload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3cm" svg:y1="29.5cm" svg:x2="7cm" svg:y2="29.5cm" draw:start-shape="id29" draw:start-glue-point="1" draw:end-shape="id21" draw:end-glue-point="3" svg:d="M3000 29500h4000" svg:viewBox="0 0 4001 1">
          <text:p/>
        </draw:connector>
        <draw:connector draw:style-name="gr5" draw:text-style-name="P4" draw:layer="layout" draw:type="curve" svg:x1="9cm" svg:y1="30cm" svg:x2="12cm" svg:y2="32cm" draw:start-shape="id21" draw:start-glue-point="2" draw:end-shape="id22" draw:end-glue-point="0" svg:d="M9000 30000c0 1501 3000 502 3000 2000" svg:viewBox="0 0 3001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09:51:03.447184089</meta:creation-date>
    <dc:date>2021-10-20T11:22:15.487568725</dc:date>
    <meta:editing-duration>PT1H31M9S</meta:editing-duration>
    <meta:editing-cycles>9</meta:editing-cycles>
    <meta:generator>LibreOffice/7.2.1.2$Linux_X86_64 LibreOffice_project/20$Build-2</meta:generator>
    <meta:document-statistic meta:object-count="60"/>
  </office:meta>
</office:document-meta>
</file>